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text-line-through-style="solid"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comes an <text:a xlink:type="simple" xlink:href="http://example.com/">external link</text:a> to example.co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7:55:51.85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" meta:word-count="7" meta:character-count="43"/>
  </office:meta>
</office:document-meta>
</file>